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05231d" officeooo:paragraph-rsid="0005231d" style:font-weight-asian="bold" style:font-weight-complex="bold"/>
    </style:style>
    <style:style style:name="P2" style:family="paragraph" style:parent-style-name="Text_20_body">
      <style:text-properties officeooo:paragraph-rsid="0005231d"/>
    </style:style>
    <style:style style:name="P3" style:family="paragraph" style:parent-style-name="Heading_20_2">
      <style:text-properties officeooo:rsid="0005231d" officeooo:paragraph-rsid="0005231d"/>
    </style:style>
    <style:style style:name="P4" style:family="paragraph" style:parent-style-name="Heading_20_1">
      <style:paragraph-properties fo:text-align="center" style:justify-single-word="false"/>
      <style:text-properties officeooo:rsid="0005231d" officeooo:paragraph-rsid="0005231d"/>
    </style:style>
    <style:style style:name="P5" style:family="paragraph" style:parent-style-name="Heading_20_3">
      <style:paragraph-properties fo:text-align="center" style:justify-single-word="false"/>
      <style:text-properties officeooo:rsid="0005231d" officeooo:paragraph-rsid="0005231d"/>
    </style:style>
    <style:style style:name="P6" style:family="paragraph" style:parent-style-name="Heading_20_3">
      <style:text-properties officeooo:rsid="0005231d" officeooo:paragraph-rsid="0005231d"/>
    </style:style>
    <style:style style:name="P7" style:family="paragraph" style:parent-style-name="Preformatted_20_Text">
      <style:text-properties fo:color="#c5060b" style:font-name="Lucida Console" fo:font-size="10pt" officeooo:paragraph-rsid="0005231d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c5060b" style:font-name="Lucida Console" fo:font-size="10pt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10" style:family="paragraph" style:parent-style-name="Preformatted_20_Text">
      <style:paragraph-properties fo:margin-top="0cm" fo:margin-bottom="0cm" loext:contextual-spacing="false" fo:padding="0cm" fo:border="none"/>
      <style:text-properties fo:color="#c5060b" style:font-name="Lucida Console" fo:font-size="10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font-name="Lucida Console" fo:font-size="10pt"/>
    </style:style>
    <style:style style:name="T4" style:family="text">
      <style:text-properties officeooo:rsid="000543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Introduction to ML (NPFL054)</text:h>
      <text:h text:style-name="P5" text:outline-level="3">Homework #3</text:h>
      <text:p text:style-name="P1">Name: Jakub Hejhal</text:p>
      <text:p text:style-name="P1">School year: 2<text:span text:style-name="T1">nd</text:span> </text:p>
      <text:h text:style-name="P3" text:outline-level="2">Part 1</text:h>
      <text:h text:style-name="P6" text:outline-level="3">a)</text:h>
      <text:p text:style-name="P7"><text:bookmark text:name="rstudio_console_output"/>Proportion of active ligands in d1 is 0.05</text:p>
      <text:p text:style-name="P10">Proportion of active ligands in d2 is 0.05</text:p>
      <text:p text:style-name="P10"/>
      <text:h text:style-name="P6" text:outline-level="3">b)</text:h>
      <text:p text:style-name="P8"><text:bookmark text:name="rstudio_console_output1"/>Number of discrete features: 104</text:p>
      <text:p text:style-name="P10">Number of continuous features: 16</text:p>
      <text:p text:style-name="Preformatted_20_Text"/>
      <text:h text:style-name="P6" text:outline-level="3">c)</text:h>
      <text:p text:style-name="P7"><text:bookmark text:name="rstudio_console_output2"/>Constant features are: </text:p>
      <text:p text:style-name="P9"><text:span text:style-name="T3">NumRadicalElectrons, fr_azide, fr_benzodiazepine, fr_diazo, fr_epoxide, fr_isocyan, fr_isothiocyan, fr_nitroso, fr_prisulfonamd, fr_thiocyan</text:span></text:p>
      <text:p text:style-name="P10"/>
      <text:p text:style-name="P10">After removing constant features, there <text:span text:style-name="T4">are</text:span> 110 features remaining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" fo:font-family="Arial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7:59:34.795000000</meta:creation-date>
    <dc:date>2019-01-04T18:09:56.447000000</dc:date>
    <meta:editing-duration>PT10M23S</meta:editing-duration>
    <meta:editing-cycles>2</meta:editing-cycles>
    <meta:generator>LibreOffice/6.1.0.3$Windows_X86_64 LibreOffice_project/efb621ed25068d70781dc026f7e9c5187a4decd1</meta:generator>
    <meta:document-statistic meta:table-count="0" meta:image-count="0" meta:object-count="0" meta:page-count="1" meta:paragraph-count="15" meta:word-count="65" meta:character-count="464" meta:non-whitespace-character-count="412"/>
  </office:meta>
</office:document-meta>
</file>